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wiss" style:font-pitch="variable"/>
    <style:font-face style:name="David CLM" svg:font-family="'David CLM'"/>
    <style:font-face style:name="David CLM1" svg:font-family="'David CLM'" style:font-family-generic="system" style:font-pitch="variable"/>
    <style:font-face style:name="Nachlieli CLM" svg:font-family="'Nachlieli CLM'" style:font-family-generic="system" style:font-pitch="variable"/>
    <style:font-face style:name="OpenSymbol" svg:font-family="OpenSymbol" style:font-charset="x-symbol"/>
    <style:font-face style:name="Tinos" svg:font-family="Tinos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Heading_20_1">
      <style:text-properties officeooo:rsid="000a559e" officeooo:paragraph-rsid="000a559e"/>
    </style:style>
    <style:style style:name="P2" style:family="paragraph" style:parent-style-name="Text_20_body" style:list-style-name="L1">
      <style:text-properties officeooo:rsid="00114b3a" officeooo:paragraph-rsid="00184753"/>
    </style:style>
    <style:style style:name="P3" style:family="paragraph" style:parent-style-name="Text_20_body" style:list-style-name="L1">
      <style:text-properties officeooo:rsid="00114b3a" officeooo:paragraph-rsid="00114b3a"/>
    </style:style>
    <style:style style:name="P4" style:family="paragraph" style:parent-style-name="Text_20_body" style:list-style-name="L1">
      <style:text-properties officeooo:rsid="00114b3a" officeooo:paragraph-rsid="0017323b"/>
    </style:style>
    <style:style style:name="T1" style:family="text">
      <style:text-properties officeooo:rsid="0012fa8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h text:style-name="P1" text:outline-level="1">פירוט הצגת הגשות בלשון</text:h>
        <text:list text:style-name="L1">
          <text:list-item>
            <text:p text:style-name="P2">6.3:</text:p>
            <text:list>
              <text:list-item>
                <text:p text:style-name="P2">אוהד כדואי ורן דוידור</text:p>
              </text:list-item>
              <text:list-item>
                <text:p text:style-name="P2">גלי זק</text:p>
              </text:list-item>
            </text:list>
          </text:list-item>
          <text:list-item>
            <text:p text:style-name="P3">19.3: יובל קורן</text:p>
          </text:list-item>
          <text:list-item>
            <text:p text:style-name="P3">20.3: רתם, עמית וליבי</text:p>
          </text:list-item>
          <text:list-item>
            <text:p text:style-name="P3">26.3: שיף, איתמר וכרמל</text:p>
          </text:list-item>
          <text:list-item>
            <text:p text:style-name="P3">27.3:</text:p>
            <text:list>
              <text:list-item>
                <text:p text:style-name="P3">מיכל מוסקוביץ’</text:p>
              </text:list-item>
              <text:list-item>
                <text:p text:style-name="P3">יפתח, יובל קליין ועמירם</text:p>
              </text:list-item>
            </text:list>
          </text:list-item>
          <text:list-item>
            <text:p text:style-name="P4"><text:span text:style-name="T1">2</text:span>.4:</text:p>
            <text:list>
              <text:list-item>
                <text:p text:style-name="P4">דניאלה פוקוטינסקי</text:p>
              </text:list-item>
              <text:list-item>
                <text:p text:style-name="P4">שחר פרץ</text:p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wiss" style:font-pitch="variable"/>
    <style:font-face style:name="David CLM" svg:font-family="'David CLM'"/>
    <style:font-face style:name="David CLM1" svg:font-family="'David CLM'" style:font-family-generic="system" style:font-pitch="variable"/>
    <style:font-face style:name="Nachlieli CLM" svg:font-family="'Nachlieli CLM'" style:font-family-generic="system" style:font-pitch="variable"/>
    <style:font-face style:name="OpenSymbol" svg:font-family="OpenSymbol" style:font-charset="x-symbol"/>
    <style:font-face style:name="Tinos" svg:font-family="Tinos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text-align="end"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nos" fo:font-size="12pt" fo:language="en" fo:country="US" style:letter-kerning="true" style:font-name-asian="Unifont" style:font-size-asian="10.5pt" style:language-asian="zh" style:country-asian="CN" style:font-name-complex="David CLM1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nos" fo:font-size="12pt" fo:language="en" fo:country="US" style:letter-kerning="true" style:font-name-asian="Unifont" style:font-size-asian="10.5pt" style:language-asian="zh" style:country-asian="CN" style:font-name-complex="David CLM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mo" fo:font-family="Arimo" style:font-family-generic="swiss" style:font-pitch="variable" fo:font-size="14pt" style:font-name-asian="Unifont" style:font-family-asian="Unifont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" style:font-family-complex="'David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avid CLM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" style:font-family-complex="'David CLM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1:25:11.719885676</meta:creation-date>
    <meta:editing-duration>P2DT1H36M33S</meta:editing-duration>
    <meta:editing-cycles>4</meta:editing-cycles>
    <meta:generator>LibreOffice/24.8.4.2$Linux_X86_64 LibreOffice_project/480$Build-2</meta:generator>
    <meta:print-date>2025-01-14T18:58:57.161238620</meta:print-date>
    <meta:printed-by>PDF files</meta:printed-by>
    <dc:date>2025-03-06T12:29:23.034052391</dc:date>
    <meta:document-statistic meta:table-count="0" meta:image-count="0" meta:object-count="0" meta:page-count="1" meta:paragraph-count="13" meta:word-count="46" meta:character-count="193" meta:non-whitespace-character-count="172"/>
  </office:meta>
</office:document-meta>
</file>